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roid Sans Mono" svg:font-family="'Droid Sans Mono', 'DejaVu Sans Mono', monospace"/>
    <style:font-face style:name="Noto Serif" svg:font-family="'Noto Serif', 'DejaVu Serif', serif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24d424" officeooo:paragraph-rsid="0024d424" style:font-style-asian="normal" style:font-style-complex="normal"/>
    </style:style>
    <style:style style:name="P2" style:family="paragraph" style:parent-style-name="Standard">
      <style:text-properties fo:font-style="normal" style:text-underline-style="none" officeooo:paragraph-rsid="0024d424" style:font-style-asian="normal" style:font-style-complex="normal"/>
    </style:style>
    <style:style style:name="P3" style:family="paragraph" style:parent-style-name="Standard">
      <style:text-properties fo:font-style="normal" fo:font-weight="bold" officeooo:paragraph-rsid="001c973d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Liberation Serif" fo:font-style="normal" style:text-underline-style="none" officeooo:rsid="0024d424" officeooo:paragraph-rsid="0024d424" style:font-name-asian="DejaVu Sans" style:font-style-asian="normal" style:font-name-complex="DejaVu Sans" style:font-style-complex="normal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paragraph-rsid="001c973d" style:font-style-asian="italic" style:font-style-complex="italic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230051" officeooo:paragraph-rsid="00297397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230051" officeooo:paragraph-rsid="002a328e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paragraph-rsid="00297397" style:font-style-asian="italic" style:font-style-complex="italic"/>
    </style:style>
    <style:style style:name="P9" style:family="paragraph" style:parent-style-name="Standard">
      <style:text-properties fo:font-style="italic" officeooo:paragraph-rsid="001b88ba" style:font-style-asian="italic" style:font-style-complex="italic"/>
    </style:style>
    <style:style style:name="P10" style:family="paragraph" style:parent-style-name="Standard">
      <style:text-properties fo:font-style="italic" officeooo:rsid="0024d424" officeooo:paragraph-rsid="0024d424" style:font-style-asian="italic" style:font-style-complex="italic"/>
    </style:style>
    <style:style style:name="P11" style:family="paragraph" style:parent-style-name="Standard">
      <style:text-properties fo:font-style="italic" officeooo:paragraph-rsid="00297397" style:font-style-asian="italic" style:font-style-complex="italic"/>
    </style:style>
    <style:style style:name="P12" style:family="paragraph" style:parent-style-name="Standard" style:list-style-name="L1">
      <style:text-properties fo:font-style="italic" style:text-underline-style="none" officeooo:rsid="00230051" officeooo:paragraph-rsid="00297397" style:font-style-asian="italic" style:font-style-complex="italic"/>
    </style:style>
    <style:style style:name="P13" style:family="paragraph" style:parent-style-name="Standard">
      <style:text-properties style:font-name="Liberation Serif" fo:font-style="normal" style:text-underline-style="none" fo:font-weight="normal" officeooo:rsid="0024d424" officeooo:paragraph-rsid="00297397" style:font-name-asian="DejaVu Sans" style:font-style-asian="normal" style:font-weight-asian="normal" style:font-name-complex="DejaVu Sans" style:font-style-complex="normal" style:font-weight-complex="normal"/>
    </style:style>
    <style:style style:name="P14" style:family="paragraph" style:parent-style-name="Standard" style:list-style-name="L3">
      <style:text-properties style:font-name="Liberation Serif" fo:font-style="normal" style:text-underline-style="none" officeooo:rsid="00230051" officeooo:paragraph-rsid="00297397" style:font-name-asian="DejaVu Sans" style:font-style-asian="normal" style:font-name-complex="DejaVu Sans" style:font-style-complex="normal"/>
    </style:style>
    <style:style style:name="P15" style:family="paragraph" style:parent-style-name="Standard">
      <style:text-properties style:font-name="Liberation Serif" fo:font-style="normal" style:text-underline-style="none" officeooo:rsid="00230051" officeooo:paragraph-rsid="00297397" style:font-name-asian="DejaVu Sans" style:font-style-asian="normal" style:font-name-complex="DejaVu Sans" style:font-style-complex="normal"/>
    </style:style>
    <style:style style:name="P16" style:family="paragraph" style:parent-style-name="Standard">
      <style:text-properties style:font-name="Liberation Serif" fo:font-style="normal" style:text-underline-style="none" officeooo:rsid="0024d424" officeooo:paragraph-rsid="0024d424" style:font-name-asian="DejaVu Sans" style:font-style-asian="normal" style:font-name-complex="DejaVu Sans" style:font-style-complex="normal"/>
    </style:style>
    <style:style style:name="P17" style:family="paragraph" style:parent-style-name="Standard">
      <style:text-properties style:font-name="Liberation Serif" fo:font-style="normal" style:text-underline-style="none" officeooo:rsid="002a788a" officeooo:paragraph-rsid="002a788a" style:font-name-asian="DejaVu Sans" style:font-style-asian="normal" style:font-name-complex="DejaVu Sans" style:font-style-complex="normal"/>
    </style:style>
    <style:style style:name="P18" style:family="paragraph" style:parent-style-name="Standard">
      <style:text-properties style:font-name="Liberation Serif" fo:font-style="normal" fo:font-weight="normal" officeooo:paragraph-rsid="00297397"/>
    </style:style>
    <style:style style:name="P19" style:family="paragraph" style:parent-style-name="Standard">
      <style:text-properties style:font-name="Liberation Serif" fo:font-style="normal" fo:font-weight="normal" officeooo:rsid="00297397" officeooo:paragraph-rsid="00297397"/>
    </style:style>
    <style:style style:name="P20" style:family="paragraph" style:parent-style-name="Standard">
      <style:text-properties style:font-name="Courier New" fo:font-style="normal" style:text-underline-style="solid" style:text-underline-width="auto" style:text-underline-color="font-color" fo:font-weight="bold" officeooo:rsid="001b88ba" officeooo:paragraph-rsid="00297397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Courier New" fo:font-style="normal" style:text-underline-style="solid" style:text-underline-width="auto" style:text-underline-color="font-color" fo:font-weight="bold" officeooo:rsid="0024d424" officeooo:paragraph-rsid="00297397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variant="normal" fo:text-transform="none" style:font-name="Droid Sans Mono" fo:font-size="11.25pt" fo:letter-spacing="normal" fo:font-style="normal" style:text-underline-style="none" fo:font-weight="normal" officeooo:rsid="0024d424" officeooo:paragraph-rsid="00297397" style:font-name-asian="DejaVu Sans" style:font-style-asian="normal" style:font-weight-asian="normal" style:font-name-complex="DejaVu Sans" style:font-style-complex="normal" style:font-weight-complex="normal"/>
    </style:style>
    <style:style style:name="P23" style:family="paragraph" style:parent-style-name="Standard">
      <style:text-properties fo:font-variant="normal" fo:text-transform="none" style:font-name="Droid Sans Mono" fo:font-size="11.25pt" fo:letter-spacing="normal" fo:font-style="normal" style:text-underline-style="none" fo:font-weight="normal" officeooo:rsid="0024d424" officeooo:paragraph-rsid="002a328e" style:font-name-asian="DejaVu Sans" style:font-style-asian="normal" style:font-weight-asian="normal" style:font-name-complex="DejaVu Sans" style:font-style-complex="normal" style:font-weight-complex="normal"/>
    </style:style>
    <style:style style:name="P24" style:family="paragraph" style:parent-style-name="Standard">
      <style:text-properties officeooo:rsid="00297397" officeooo:paragraph-rsid="00297397"/>
    </style:style>
    <style:style style:name="P25" style:family="paragraph" style:parent-style-name="Standard">
      <style:text-properties fo:font-style="normal" officeooo:rsid="0024d424" officeooo:paragraph-rsid="00297397" style:font-style-asian="normal" style:font-style-complex="normal"/>
    </style:style>
    <style:style style:name="P26" style:family="paragraph" style:parent-style-name="Standard">
      <style:text-properties fo:font-style="normal" fo:font-weight="bold" officeooo:paragraph-rsid="00297397" style:font-style-asian="normal" style:font-weight-asian="bold" style:font-style-complex="normal" style:font-weight-complex="bold"/>
    </style:style>
    <style:style style:name="P27" style:family="paragraph" style:parent-style-name="Standard" style:list-style-name="L1">
      <style:text-properties fo:font-style="normal" style:text-underline-style="none" officeooo:rsid="00230051" officeooo:paragraph-rsid="00297397" style:font-style-asian="normal" style:font-style-complex="normal"/>
    </style:style>
    <style:style style:name="P28" style:family="paragraph" style:parent-style-name="Standard">
      <style:text-properties fo:font-style="normal" style:text-underline-style="none" officeooo:rsid="00230051" officeooo:paragraph-rsid="00297397" style:font-style-asian="normal" style:font-style-complex="normal"/>
    </style:style>
    <style:style style:name="P29" style:family="paragraph" style:parent-style-name="Standard">
      <style:text-properties fo:font-style="normal" style:text-underline-style="none" officeooo:rsid="002a328e" officeooo:paragraph-rsid="002a328e" style:font-style-asian="normal" style:font-style-complex="normal"/>
    </style:style>
    <style:style style:name="P30" style:family="paragraph" style:parent-style-name="Standard">
      <style:text-properties style:font-name="Liberation Sans" fo:font-style="normal" style:text-underline-style="none" officeooo:paragraph-rsid="00297397" style:font-name-asian="DejaVu Sans" style:font-style-asian="normal" style:font-name-complex="DejaVu Sans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e3f13"/>
    </style:style>
    <style:style style:name="T3" style:family="text">
      <style:text-properties style:text-underline-style="solid" style:text-underline-width="auto" style:text-underline-color="font-color" officeooo:rsid="0024d424"/>
    </style:style>
    <style:style style:name="T4" style:family="text">
      <style:text-properties style:text-underline-style="solid" style:text-underline-width="auto" style:text-underline-color="font-color" officeooo:rsid="00297397"/>
    </style:style>
    <style:style style:name="T5" style:family="text">
      <style:text-properties style:text-underline-style="solid" style:text-underline-width="auto" style:text-underline-color="font-color" officeooo:rsid="0029d8e7"/>
    </style:style>
    <style:style style:name="T6" style:family="text">
      <style:text-properties officeooo:rsid="0024d424"/>
    </style:style>
    <style:style style:name="T7" style:family="text">
      <style:text-properties officeooo:rsid="00297397"/>
    </style:style>
    <style:style style:name="T8" style:family="text">
      <style:text-properties fo:font-variant="normal" fo:text-transform="none" style:font-name="Droid Sans Mono" fo:font-size="11.25pt" fo:letter-spacing="normal"/>
    </style:style>
    <style:style style:name="T9" style:family="text">
      <style:text-properties fo:font-variant="normal" fo:text-transform="none" style:font-name="Droid Sans Mono" fo:font-size="11.25pt" fo:letter-spacing="normal" officeooo:rsid="00297397"/>
    </style:style>
    <style:style style:name="T10" style:family="text">
      <style:text-properties fo:font-variant="normal" fo:text-transform="none" style:font-name="Noto Serif" fo:font-size="12.75pt" fo:letter-spacing="normal"/>
    </style:style>
    <style:style style:name="T11" style:family="text">
      <style:text-properties fo:font-variant="normal" fo:text-transform="none" fo:color="#1d4b8f" style:font-name="Droid Sans Mono" fo:font-size="11.25pt" fo:letter-spacing="normal" style:text-underline-style="solid" style:text-underline-width="auto" style:text-underline-color="font-color" fo:background-color="transparent" loext:char-shading-value="0"/>
    </style:style>
    <style:style style:name="T12" style:family="text">
      <style:text-properties style:text-underline-style="none" officeooo:rsid="00297397" style:font-name-asian="DejaVu Sans" style:font-style-asian="normal" style:font-weight-asian="normal" style:font-name-complex="DejaVu Sans" style:font-style-complex="normal" style:font-weight-complex="normal"/>
    </style:style>
    <style:style style:name="T13" style:family="text">
      <style:text-properties officeooo:rsid="00299f1c"/>
    </style:style>
    <style:style style:name="T14" style:family="text">
      <style:text-properties officeooo:rsid="002a328e"/>
    </style:style>
    <style:style style:name="T15" style:family="text">
      <style:text-properties officeooo:rsid="002a78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7">TP7</text:span>: <text:span text:style-name="T6">KieServer et Workbench</text:span></text:h>
      <text:p text:style-name="Standard"/>
      <text:p text:style-name="Standard"/>
      <text:p text:style-name="P24"/>
      <text:p text:style-name="P21"><text:span text:style-name="T7">7.</text:span>1. Installation <text:span text:style-name="T7">kie Server</text:span></text:p>
      <text:p text:style-name="P20"/>
      <text:p text:style-name="P13">Télécharger Wildfly <text:span text:style-name="T14">14</text:span> <text:span text:style-name="T7">et dézipper</text:span></text:p>
      <text:p text:style-name="P13"/>
      <text:p text:style-name="P13"><text:span text:style-name="T7">Télécharger une </text:span>distribution de KieServer <text:span text:style-name="T7">et la placer dans :</text:span></text:p>
      <text:p text:style-name="P22">WILDFLY_HOME/standalone/deployments</text:p>
      <text:p text:style-name="P13"/>
      <text:p text:style-name="P18"><text:span text:style-name="T12">Ajouter un utilisateur avec le rôle kie-server :<text:line-break/></text:span><text:span text:style-name="T8">WILDFLY_HOME/bin/add-user.[sh|bat] -a -u 'kieserver' -p 'kieserver1!' -ro 'kie-server'</text:span></text:p>
      <text:p text:style-name="P18"><text:span text:style-name="T8"/></text:p>
      <text:p text:style-name="P19"><text:span text:style-name="T8">Démarrer le serveur en configuration full</text:span></text:p>
      <text:p text:style-name="P18"><text:span text:style-name="T9">W</text:span><text:span text:style-name="T8">ILDFLY_HOME/bin/standalone.[sh|bat] -c standalone-full.xml</text:span></text:p>
      <text:p text:style-name="P18"><text:span text:style-name="T9"/></text:p>
      <text:p text:style-name="P19"><text:span text:style-name="T8">Vérifier l’URL :</text:span></text:p>
      <text:p text:style-name="P19"><text:span text:style-name="T10"> </text:span><text:span text:style-name="Source_20_Text"><text:span text:style-name="T11">http://SERVER:PORT/CONTEXT/services/rest/server/</text:span></text:span><text:span text:style-name="T8"> </text:span></text:p>
      <text:p text:style-name="P20"/>
      <text:p text:style-name="P9"/>
      <text:p text:style-name="P1">Acc<text:span text:style-name="T7">éder à la documentation </text:span>swagger docs <text:span text:style-name="T7">et essayer quelques appels </text:span>REST</text:p>
      <text:p text:style-name="P10"/>
      <text:p text:style-name="P26"><text:span text:style-name="T4">7.</text:span><text:span text:style-name="T2">2</text:span><text:span text:style-name="T1">. </text:span><text:span text:style-name="T4">Déploiement du Projet règle via le </text:span><text:span text:style-name="T5">w</text:span><text:span text:style-name="T1">orkbench</text:span></text:p>
      <text:p text:style-name="P8"/>
      <text:p text:style-name="P7"><text:span text:style-name="T14">7.</text:span>2.1 <text:span text:style-name="T14">Installation du workbench</text:span></text:p>
      <text:p text:style-name="P7"/>
      <text:p text:style-name="P29">Télécharger le workbench et le déployer en le plaçant dans :</text:p>
      <text:p text:style-name="P23">WILDFLY_HOME/standalone/deployments</text:p>
      <text:p text:style-name="P7"/>
      <text:p text:style-name="P6">2.1 Importing assets</text:p>
      <text:p text:style-name="P28"><text:span text:style-name="T15">Ajouter un nouveau projet nommé </text:span>« <text:span text:style-name="T15">Ass</text:span>surance  -DRL» <text:span text:style-name="T15">et </text:span>import<text:span text:style-name="T15">er</text:span> <text:span text:style-name="T15">les </text:span>assets <text:span text:style-name="T15">suivants en faisant bien attention au nom des packages</text:span> :</text:p>
      <text:list xml:id="list1687463210" text:style-name="L1">
        <text:list-item>
          <text:p text:style-name="P12">Assurance.drl</text:p>
        </text:list-item>
        <text:list-item>
          <text:p text:style-name="P27"><text:span text:style-name="T15">Les </text:span>2 <text:span text:style-name="T15">classes </text:span>mod<text:span text:style-name="T15">è</text:span>l<text:span text:style-name="T15">e</text:span> </text:p>
        </text:list-item>
      </text:list>
      <text:p text:style-name="P30"/>
      <text:p text:style-name="P17">Construire et déployer sur le serveur KIE</text:p>
      <text:p text:style-name="P15"/>
      <text:p text:style-name="P11"><text:s/></text:p>
      <text:p text:style-name="P25"/>
      <text:p text:style-name="P3"><text:span text:style-name="T4">7.3</text:span><text:span text:style-name="T1">. </text:span><text:span text:style-name="T4">P</text:span><text:span text:style-name="T3">rojet </text:span><text:span text:style-name="T4">client</text:span></text:p>
      <text:p text:style-name="P5"/>
      <text:p text:style-name="P4">Dans l'IDE Eclipse, créez un projet qui invoque le moteur <text:span text:style-name="T13">Drools </text:span>et le conteneur Insurance-drl</text:p>
      <text:p text:style-name="P4"/>
      <text:p text:style-name="P4"><text:span text:style-name="T3"/></text:p>
      <text:p text:style-name="P2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roid Sans Mono" svg:font-family="'Droid Sans Mono', 'DejaVu Sans Mono', monospace"/>
    <style:font-face style:name="Noto Serif" svg:font-family="'Noto Serif', 'DejaVu Serif', serif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HIBAU</meta:initial-creator>
    <meta:creation-date>2011-02-21T19:17:13</meta:creation-date>
    <dc:date>2020-01-07T17:09:25.713375635</dc:date>
    <meta:editing-duration>PT15H1M21S</meta:editing-duration>
    <meta:editing-cycles>56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45" meta:character-count="1073" meta:non-whitespace-character-count="947"/>
  </office:meta>
</office:document-meta>
</file>